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a07e" officeooo:paragraph-rsid="001ea07e"/>
    </style:style>
    <style:style style:name="P2" style:family="paragraph" style:parent-style-name="Standard">
      <style:text-properties officeooo:rsid="00209f35" officeooo:paragraph-rsid="00209f35"/>
    </style:style>
    <style:style style:name="T1" style:family="text">
      <style:text-properties officeooo:rsid="00204081"/>
    </style:style>
    <style:style style:name="T2" style:family="text">
      <style:text-properties officeooo:rsid="00229b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for Learning Scala</text:p>
      <text:p text:style-name="P1"/>
      <text:p text:style-name="P1">As I have mentioned in my previous post, any technology learning should be task oriented. Atleast after conquring the basics. I have started learning Scala today. This is my plan to learn Scala.</text:p>
      <text:p text:style-name="P1"/>
      <text:p text:style-name="P2">Today is the starting day for Week 1. </text:p>
      <text:p text:style-name="P1"/>
      <text:p text:style-name="P1">Week 1 – Get Scala Language Bacis right </text:p>
      <text:p text:style-name="P1"/>
      <text:p text:style-name="P1">Week 2 – What is Functional Progamming?</text:p>
      <text:p text:style-name="P1"><text:tab/> <text:tab/>a) Concept</text:p>
      <text:p text:style-name="P1"><text:tab/><text:tab/>b) How these concepts implemented in Scala Language</text:p>
      <text:p text:style-name="P1"><text:tab/><text:tab/>c) Real world usage (how this is actually used<text:span text:style-name="T2">)</text:span></text:p>
      <text:p text:style-name="P1"/>
      <text:p text:style-name="P1">I am now ready to surge ahead and learn concepts that will help me to write a fullfledged app.</text:p>
      <text:p text:style-name="P1"/>
      <text:p text:style-name="P1">Week 3 - <text:s/>a) Learn how to connect to a DB using Scala</text:p>
      <text:p text:style-name="P1"><text:tab/> <text:s text:c="3"/>b) Learn how to write a web service and also consume a webservice (REST)</text:p>
      <text:p text:style-name="P1"><text:tab/> <text:s text:c="3"/>c) Learn how to unit test scala code (Any Framework?)</text:p>
      <text:p text:style-name="P1"><text:tab/> <text:s text:c="2"/>d) Learn how to package, deploy Scala application</text:p>
      <text:p text:style-name="P1"><text:tab/> <text:s text:c="2"/></text:p>
      <text:p text:style-name="P1">Week 4 – Time to learn a framework (Akka?)</text:p>
      <text:p text:style-name="P1"/>
      <text:p text:style-name="P1">Week 5 – Project work (Goal: Write fully functional application (web / native) using scala)</text:p>
      <text:p text:style-name="P1">Design, Develop, Test and Deploy in 2 weeks.</text:p>
      <text:p text:style-name="P1"/>
      <text:p text:style-name="P1">Week 7 – Announce world that, I am ready to tackle real world problems using Scala. Prepare task list to move to next level in Scala (advanced)</text:p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20:51:17.463698616</meta:creation-date>
    <dc:date>2016-02-27T21:03:24.303827029</dc:date>
    <meta:editing-duration>PT5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197" meta:character-count="1109" meta:non-whitespace-character-count="895"/>
  </office:meta>
</office:document-meta>
</file>